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b57" officeooo:paragraph-rsid="00189b57"/>
    </style:style>
    <style:style style:name="P2" style:family="paragraph" style:parent-style-name="Standard">
      <style:text-properties officeooo:rsid="0019cbf3" officeooo:paragraph-rsid="0019cbf3"/>
    </style:style>
    <style:style style:name="P3" style:family="paragraph" style:parent-style-name="Standard">
      <style:text-properties officeooo:paragraph-rsid="0019cbf3"/>
    </style:style>
    <style:style style:name="P4" style:family="paragraph" style:parent-style-name="Standard">
      <style:text-properties officeooo:rsid="001a49a8" officeooo:paragraph-rsid="001a49a8"/>
    </style:style>
    <style:style style:name="P5" style:family="paragraph" style:parent-style-name="Standard">
      <style:text-properties officeooo:rsid="001a49a8" officeooo:paragraph-rsid="001c135b"/>
    </style:style>
    <style:style style:name="P6" style:family="paragraph" style:parent-style-name="Standard">
      <style:text-properties officeooo:rsid="001d4850" officeooo:paragraph-rsid="001d4850"/>
    </style:style>
    <style:style style:name="P7" style:family="paragraph" style:parent-style-name="Standard">
      <style:text-properties fo:font-weight="bold" officeooo:rsid="001d4850" officeooo:paragraph-rsid="001d4850" style:font-weight-asian="bold" style:font-weight-complex="bold"/>
    </style:style>
    <style:style style:name="T1" style:family="text">
      <style:text-properties officeooo:rsid="001a49a8"/>
    </style:style>
    <style:style style:name="T2" style:family="text">
      <style:text-properties officeooo:rsid="0019cbf3"/>
    </style:style>
    <style:style style:name="T3" style:family="text">
      <style:text-properties fo:font-size="13.5pt"/>
    </style:style>
    <style:style style:name="T4" style:family="text">
      <style:text-properties fo:font-size="13.5pt" officeooo:rsid="001c135b"/>
    </style:style>
    <style:style style:name="T5" style:family="text">
      <style:text-properties fo:font-size="13.5pt" officeooo:rsid="001d07c0"/>
    </style:style>
    <style:style style:name="T6" style:family="text">
      <style:text-properties officeooo:rsid="001ebf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Scripts Examples:</text:p>
      <text:p text:style-name="P1">1. Print the size of a directory</text:p>
      <text:p text:style-name="P1"><text:tab/>$ du <text:s/>-s <text:s/>/dir/path</text:p>
      <text:p text:style-name="P1">Ex: <text:a xlink:type="simple" xlink:href="mailto:root@sasidhar" text:style-name="Internet_20_link" text:visited-style-name="Visited_20_Internet_20_Link">root@sasidhar</text:a>: du -s /home/sasidhar/git</text:p>
      <text:p text:style-name="P1"><text:s text:c="6"/>120<text:tab/>/home/sasidhar/git</text:p>
      <text:p text:style-name="P1">2. Print th size of a directory along with sub <text:s/>directories:</text:p>
      <text:p text:style-name="P1"><text:tab/>$ <text:s/>du <text:s/>-S <text:s/>/dir/path</text:p>
      <text:p text:style-name="P1">Ex:<text:tab/>root@sasidhar-P:/home/sasidhar# du -S /home/sasidhar/git</text:p>
      <text:p text:style-name="P1"><text:tab/>4<text:tab/>/home/sasidhar/git/.git/refs/heads</text:p>
      <text:p text:style-name="P1"><text:tab/>4<text:tab/>/home/sasidhar/git/.git/refs/tags</text:p>
      <text:p text:style-name="P1"><text:tab/>4<text:tab/>/home/sasidhar/git/.git/refs</text:p>
      <text:p text:style-name="P1"><text:tab/>8<text:tab/>/home/sasidhar/git/.git/objects/e6</text:p>
      <text:p text:style-name="P1"><text:tab/>4<text:tab/>/home/sasidhar/git/.git/objects/info</text:p>
      <text:p text:style-name="P1"><text:tab/>4<text:tab/>/home/sasidhar/git/.git/objects/pack</text:p>
      <text:p text:style-name="P1"><text:tab/>8<text:tab/>/home/sasidhar/git/.git/objects/cb</text:p>
      <text:p text:style-name="P1"><text:tab/>4<text:tab/>/home/sasidhar/git/.git/objects</text:p>
      <text:p text:style-name="P1"><text:tab/>44<text:tab/>/home/sasidhar/git/.git/hooks</text:p>
      <text:p text:style-name="P1">3. <text:s text:c="2"/>Print th size of a directory along with sub <text:s/>directories and sort the output top size to low.</text:p>
      <text:p text:style-name="P1"><text:tab/>$ <text:s/>du -S /home/sasidhar/git | sort -rn</text:p>
      <text:p text:style-name="P1">Ex:<text:tab/>root@sasidhar-P:/home/sasidhar# du -S /home/sasidhar/git | sort -rn</text:p>
      <text:p text:style-name="P1"><text:tab/>44<text:tab/>/home/sasidhar/git/.git/hooks</text:p>
      <text:p text:style-name="P1"><text:tab/>20<text:tab/>/home/sasidhar/git/.git</text:p>
      <text:p text:style-name="P1"><text:tab/>8<text:tab/>/home/sasidhar/git/.git/objects/e6</text:p>
      <text:p text:style-name="P1"><text:tab/>8<text:tab/>/home/sasidhar/git/.git/objects/cb</text:p>
      <text:p text:style-name="P1"><text:tab/>8<text:tab/>/home/sasidhar/git/.git/info</text:p>
      <text:p text:style-name="P1"><text:tab/>4<text:tab/>/home/sasidhar/git/.git/refs/tags</text:p>
      <text:p text:style-name="P1"><text:tab/>4<text:tab/>/home/sasidhar/git/.git/refs/heads</text:p>
      <text:p text:style-name="P1"><text:tab/>4<text:tab/>/home/sasidhar/git/.git/refs</text:p>
      <text:p text:style-name="P1"><text:tab/>4<text:tab/>/home/sasidhar/git/.git/objects/pack</text:p>
      <text:p text:style-name="P2">4.<text:tab/><text:span text:style-name="T1">List the subdirectories in a directory with size in formal manner:</text:span></text:p>
      <text:p text:style-name="P2"/>
      <text:p text:style-name="P3"><text:span text:style-name="T2"><text:tab/> $ du <text:s text:c="2"/>-S /home/sasidhar/git | <text:s/>sort -rn | <text:s/></text:span>sed '{11,$D; =}' | sed 'N; s/\n/ /' | <text:bookmark text:name="crayon-5b7268f381c57834650009"/><text:span text:style-name="T3">awk '{printf $1 ":" "\t" $2 "\t" $3 "\n"}'</text:span></text:p>
      <text:p text:style-name="P4"><text:span text:style-name="T3">(Note: Here sort -nr: n-numeric , r-reverse</text:span></text:p>
      <text:p text:style-name="P5"><text:span text:style-name="T3"><text:tab/><text:tab/><text:tab/></text:span><text:span text:style-name="T4">sed ‘{11,$D;=} - 11 -means give 11 numbers and $D means delete the immediate space after the numbers (Ex:1,2,3....) </text:span><text:span text:style-name="T5">and = is prit the line number</text:span></text:p>
      <text:p text:style-name="P5"><text:span text:style-name="T3"><text:tab/><text:tab/><text:tab/>sed ‘N;s/\n /’</text:span><text:span text:style-name="T4">(Here N and n are next, s is substitute</text:span></text:p>
      <text:p text:style-name="P5"><text:span text:style-name="T4"><text:tab/><text:tab/><text:tab/>awk printf means print the 1, 2, 3 lines with tab(/t) space and \n is next)</text:span></text:p>
      <text:p text:style-name="P5"><text:span text:style-name="T4"/></text:p>
      <text:p text:style-name="P4"><text:span text:style-name="T3"/></text:p>
      <text:p text:style-name="P4">O/P:root@sasidhar-P:/home/sasidhar/temp# du <text:s text:c="2"/>-S /home/sasidhar/git | <text:s/>sort -rn | <text:s/>sed '{11,$D; =}' | sed 'N; s/\n/ /' | awk '{printf $1 ":" "\t" $2 "\t" $3 "\n"}'</text:p>
      <text:p text:style-name="P4"><text:tab/>1:<text:tab/>44<text:tab/>/home/sasidhar/git/.git/hooks</text:p>
      <text:p text:style-name="P4"><text:tab/>2:<text:tab/>20<text:tab/>/home/sasidhar/git/.git</text:p>
      <text:p text:style-name="P4"><text:tab/>3:<text:tab/>8<text:tab/>/home/sasidhar/git/.git/objects/e6</text:p>
      <text:p text:style-name="P4"><text:tab/>4:<text:tab/>8<text:tab/>/home/sasidhar/git/.git/objects/cb</text:p>
      <text:p text:style-name="P4"><text:tab/>5:<text:tab/>8<text:tab/>/home/sasidhar/git/.git/info</text:p>
      <text:p text:style-name="P4"><text:tab/>6:<text:tab/>4<text:tab/>/home/sasidhar/git/.git/refs/tags</text:p>
      <text:p text:style-name="P4"><text:soft-page-break/><text:tab/>7:<text:tab/>4<text:tab/>/home/sasidhar/git/.git/refs/heads</text:p>
      <text:p text:style-name="P4"><text:tab/>8:<text:tab/>4<text:tab/>/home/sasidhar/git/.git/refs</text:p>
      <text:p text:style-name="P4"><text:tab/>9:<text:tab/>4<text:tab/>/home/sasidhar/git/.git/objects/pack</text:p>
      <text:p text:style-name="P4"><text:tab/>10:<text:tab/>4<text:tab/>/home/sasidhar/git/.git/objects/info</text:p>
      <text:p text:style-name="P6">So the script should like this#</text:p>
      <text:p text:style-name="P7">#!/bin/bash</text:p>
      <text:p text:style-name="P7">MY_DIRECTORIES="/home /<text:span text:style-name="T6">sasidhar/git</text:span>"</text:p>
      <text:p text:style-name="P7">echo "Top Ten Directories"</text:p>
      <text:p text:style-name="P7">for DIR in $MY_DIRECTORIES</text:p>
      <text:p text:style-name="P7">do</text:p>
      <text:p text:style-name="P7">echo "The $DIR Directory:"</text:p>
      <text:p text:style-name="P7">du -S $DIR 2&gt;/dev/empty |</text:p>
      <text:p text:style-name="P7">sort -rn |</text:p>
      <text:p text:style-name="P7">sed '{11,$D; =}' |</text:p>
      <text:p text:style-name="P7"># pipe the first result for another one to clean it</text:p>
      <text:p text:style-name="P7">sed 'N; s/\n/ /' |</text:p>
      <text:p text:style-name="P7"># formated printing using printf</text:p>
      <text:p text:style-name="P7">awk '{printf $1 "\t" "\t" $2 "\t" $3 "\r\n"}'</text:p>
      <text:p text:style-name="P7">done</text:p>
      <text:p text:style-name="P7">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1:54:11.776594143</meta:creation-date>
    <dc:date>2018-08-14T12:30:31.102268499</dc:date>
    <meta:editing-duration>PT26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331" meta:character-count="2552" meta:non-whitespace-character-count="2217"/>
  </office:meta>
</office:document-meta>
</file>